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tab-stops/>
      </style:paragraph-properties>
    </style:style>
    <style:style style:name="P2" style:family="paragraph" style:parent-style-name="Standard">
      <style:paragraph-properties fo:margin-left="1.27cm" fo:margin-right="0cm" fo:text-indent="0cm" style:auto-text-indent="false">
        <style:tab-stops/>
      </style:paragraph-properties>
    </style:style>
    <style:style style:name="P3" style:family="paragraph" style:parent-style-name="Standard" style:master-page-name="MP0">
      <style:paragraph-properties style:page-number="auto" fo:break-before="page" fo:background-color="#ffffff" fo:padding-left="0cm" fo:padding-right="0cm" fo:padding-top="0cm" fo:padding-bottom="0.035cm" fo:border-left="none" fo:border-right="none" fo:border-top="none" fo:border-bottom="0.018cm solid #000000" style:shadow="none">
        <style:background-image/>
      </style:paragraph-properties>
      <style:text-properties fo:font-size="16pt" style:font-size-asian="16pt" style:font-size-complex="16pt"/>
    </style:style>
    <style:style style:name="P4" style:family="paragraph" style:parent-style-name="Standard" style:list-style-name="L1"/>
    <style:style style:name="P5" style:family="paragraph" style:parent-style-name="Standard">
      <style:paragraph-properties fo:background-color="#ffffff" fo:padding-left="0cm" fo:padding-right="0cm" fo:padding-top="0cm" fo:padding-bottom="0.035cm" fo:border-left="none" fo:border-right="none" fo:border-top="none" fo:border-bottom="0.018cm solid #000000" style:shadow="none">
        <style:background-image/>
      </style:paragraph-properties>
      <style:text-properties fo:font-size="16pt" fo:font-weight="bold" style:font-size-asian="16pt" style:font-weight-asian="bold" style:font-size-complex="16pt"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Marktentwicklung</text:p>
      <text:p text:style-name="Standard"/>
      <text:p text:style-name="Standard"/>
      <text:p text:style-name="Standard">Unser Markt der „Übersetzer“ ist noch relativ klein, besitzt aber daher ein großes Entwicklungspotenzial. Mit der Zeit können noch viele weitere Anbieter ihre Produkte auf dem Markt anbieten oder die bereits vorhandenen Produkte werden verbessert.</text:p>
      <text:p text:style-name="Standard">Wir bestreben viel Entwicklungspotenzial an, wie unterschiedliche Designs und Gespräche zwischen mehr als zwei Personen.</text:p>
      <text:p text:style-name="Standard"/>
      <text:p text:style-name="Standard">Auf unserem Markt gibt es wir nur zwei weitere Konkurrenten. Da wäre zum einen die Übersetzerkopfhörer „Pilot“, der allerdings einige Probleme beim Übersetzen aufweist.(*1) <text:s/>Das andere Produkt ist von Google namens „Pixel Buds“, der auch auf unsere Versprechen eingeht, wie z.b. zeitgleiches Übersetzen eines Gespräches und Unterdrückung anderer störenden Geräusche. Dennoch könnten bei der Datenübertragung Gebühren anfallen. Dieses Produkt kostet ca. 159 US-Dollar, das sind etwa 139,68 Euro.(*2)</text:p>
      <text:p text:style-name="Standard"/>
      <text:p text:style-name="Standard"><text:s/>Aber was unser Produkt so regulär macht, ist dass unsere „Petac's“:c</text:p>
      <text:p text:style-name="Standard"/>
      <text:list xml:id="list5894378998447990998" text:style-name="L1">
        <text:list-item>
          <text:p text:style-name="P4">kein Internet Zugang benötigen</text:p>
        </text:list-item>
      </text:list>
      <text:p text:style-name="P1"/>
      <text:list xml:id="list37347822" text:continue-numbering="true" text:style-name="L1">
        <text:list-item>
          <text:p text:style-name="P4">im Gegensatz zu Googles Kopfhörer, die extra für das Pixel Handy entwickelt wurden, benötigt man für unsere Kopfhörer nicht mal ein Google Konto. Es ist mit jedem Handy über Bluetooth kompatibel.Wenn sie gerade mal keine Unterhaltung führen, können sie ganz einfach mit nur einem Knopfdruck Musik einschalten und einen wunderbaren vollen Klang genießen. Für die Datenübertragung fallen keine zusätzlichen Gebühren an. </text:p>
        </text:list-item>
      </text:list>
      <text:p text:style-name="P2"/>
      <text:list xml:id="list37361452" text:continue-numbering="true" text:style-name="L1">
        <text:list-item>
          <text:p text:style-name="P4">durch die Unterstützung unserer wundervollen Ärztin Dr. Lena Pommermann und der hervorragenden Leistung, unserer zwei Spezialisten Lina Weber und Tom Becker, werden wir dafür sorgen, dass unsere Kopfhörer einen sehr guten Klang abgeben, ohne dass das Ohr zu Schaden kommt. Es wird auch darauf geachtet, dass der Dolmetscher nicht unangenehm oder gar wie ein Roboter klingt. Ebenso wird die perfekte Passform für das Ohr ermittelt, sodass Sie sogar einen Marathon-Lauf mitmachen können, ohne Angst haben zu müssen, dass Sie ihren Kopfhörer alle 100 m verlieren könnten. </text:p>
        </text:list-item>
      </text:list>
      <text:p text:style-name="Listenabsatz"/>
      <text:list xml:id="list37365645" text:continue-numbering="true" text:style-name="L1">
        <text:list-item>
          <text:p text:style-name="P4">Das Material wird aus verschiedene Metalle <text:s/>bestehen, sodass sie sehr leicht sein werden, ebenso werden sie isoliert und wasserdicht hergestellt. Zum Aufladen der Kopfhörer bieten wir dazu eine Ladebox an, in der sie ganz bequem ihre Petac‘s aufladen können. </text:p>
        </text:list-item>
      </text:list>
      <text:p text:style-name="Standard"/>
      <text:p text:style-name="Standard">Der personale Dolmetscher ist wirklich ein „Muss“ für jeden Reisenden oder jedem der mit anderen Sprachen konfrontiert wird, egal ob jung oder alt. Zu empfehlen ist unser Produkt ab dem Alter 15 bis 99+. </text:p>
      <text:p text:style-name="Standard"/>
      <text:p text:style-name="Standard"/>
      <text:p text:style-name="Standard"/>
      <text:p text:style-name="Standard"/>
      <text:p text:style-name="Standard"/>
      <text:p text:style-name="Standard"/>
      <text:p text:style-name="Standard"/>
      <text:p text:style-name="Standard"/>
      <text:p text:style-name="Standard">(*1 <text:a xlink:type="simple" xlink:href="https://www.gruenderszene.de/business/pilot-waverly-labs-produkttest-uebersetzugskopfhoerer" text:style-name="Internet_20_link" text:visited-style-name="Visited_20_Internet_20_Link">https://www.gruenderszene.de/business/pilot-waverly-labs-produkttest-uebersetzugskopfhoerer</text:a>)</text:p>
      <text:p text:style-name="Footer">(*2 <text:a xlink:type="simple" xlink:href="https://store.google.com/" text:style-name="Internet_20_link" text:visited-style-name="Visited_20_Internet_20_Link">https://store.google.com/</text:a>)</text:p>
      <text:p text:style-name="Foot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Kevin Renhardt</meta:initial-creator>
    <dc:creator>Peter Kruse</dc:creator>
    <meta:creation-date>2019-03-15T09:16:00Z</meta:creation-date>
    <dc:date>2019-05-22T17:14:57.64</dc:date>
    <meta:print-date>2019-03-14T23:03:00Z</meta:print-date>
    <meta:editing-cycles>5</meta:editing-cycles>
    <meta:editing-duration>PT47M17S</meta:editing-duration>
    <meta:document-statistic meta:table-count="0" meta:image-count="0" meta:object-count="0" meta:page-count="1" meta:paragraph-count="12" meta:word-count="362" meta:character-count="2564"/>
    <meta:template xlink:type="simple" xlink:actuate="onRequest" xlink:title="" xlink:href="Normal"/>
  </office:meta>
</office:document-meta>
</file>